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/>
    </style:style>
    <style:style style:name="P5" style:parent-style-name="ListParagraph" style:list-style-name="LFO1" style:family="paragraph">
      <style:paragraph-properties style:snap-to-layout-grid="false" fo:text-align="justify" fo:margin-top="0.0833in" fo:margin-bottom="0.0833in" fo:line-height="100%"/>
    </style:style>
    <style:style style:name="P6" style:parent-style-name="ListParagraph" style:list-style-name="LFO1" style:family="paragraph">
      <style:paragraph-properties style:snap-to-layout-grid="false" fo:text-align="justify" fo:margin-top="0.0833in" fo:margin-bottom="0.0833in" fo:line-height="100%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Meeting Week 3</text:p>
      <text:p text:style-name="Normal">October 14, 2025.<text:s/></text:p>
      <text:p text:style-name="Normal">12:00</text:p>
      <text:p text:style-name="Normal">Attendees:</text:p>
      <text:p text:style-name="Normal">Ben Crosfield</text:p>
      <text:p text:style-name="Normal"/>
      <text:p text:style-name="Normal"><text:span text:style-name="T2">1. Agenda</text:span></text:p>
      <text:p text:style-name="Normal">-Check progress with group</text:p>
      <text:p text:style-name="Normal">-Complete quality requirements</text:p>
      <text:p text:style-name="Normal">-Start Use Case Model</text:p>
      <text:p text:style-name="Normal"/>
      <text:p text:style-name="P3">2. Progress Since Last Meeting</text:p>
      <text:p text:style-name="Normal">-Teammates have started their quality requirements. However, they have not finished them.</text:p>
      <text:p text:style-name="Normal"/>
      <text:p text:style-name="Normal"><text:span text:style-name="T4">3. Actions Agreed (Next Steps)</text:span></text:p>
      <text:list text:style-name="LFO1" text:continue-numbering="true">
        <text:list-item>
          <text:p text:style-name="P5">Finalise Quality Requirements and notify teammates in the WhatsApp group</text:p>
        </text:list-item>
        <text:list-item>
          <text:p text:style-name="P6">Work on Use Case Diagram</text:p>
        </text:list-item>
      </text:list>
      <text:p text:style-name="Normal"/>
      <text:p text:style-name="Normal"><text:span text:style-name="T7">4. Issues to Solve</text:span></text:p>
      <text:p text:style-name="Normal">- <text:s/>Complete quality requirements and upload to Github.</text:p>
      <text:p text:style-name="Normal"/>
      <text:p text:style-name="Normal"><text:span text:style-name="T8">5. Next Meeting</text:span></text:p>
      <text:p text:style-name="Normal">Next practical session (October 21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6%"/>
      <style:text-properties style:font-name="Aptos" style:font-name-asian="Aptos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ania Reyes</meta:initial-creator>
    <dc:creator>Tania Reyes</dc:creator>
    <meta:creation-date>2025-12-02T12:38:00Z</meta:creation-date>
    <dc:date>2025-12-02T12:47:00Z</dc:date>
    <meta:template xlink:href="Normal" xlink:type="simple"/>
    <meta:editing-cycles>1</meta:editing-cycles>
    <meta:editing-duration>PT0S</meta:editing-duration>
    <meta:document-statistic meta:page-count="1" meta:paragraph-count="1" meta:word-count="80" meta:character-count="535" meta:row-count="3" meta:non-whitespace-character-count="456"/>
  </office:meta>
</office:document-meta>
</file>